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760000002947AFB4E0F5E5E6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72 Oldstyle1" svg:font-family="'Bodoni 72 Oldstyle'" style:font-pitch="variable"/>
    <style:font-face style:name="Bodoni 72 Oldstyle" svg:font-family="'Bodoni 72 Oldstyle'" style:font-adornments="Book" style:font-pitch="variable"/>
    <style:font-face style:name="Bodoni 72 Smallcaps" svg:font-family="'Bodoni 72 Smallcaps'" style:font-adornments="Negrit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 style:master-page-name="">
      <style:table-properties style:width="13.891cm" style:page-number="auto" table:align="center" style:shadow="none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2.947cm"/>
    </style:style>
    <style:style style:name="Tabla1.C" style:family="table-column">
      <style:table-column-properties style:column-width="3.704cm"/>
    </style:style>
    <style:style style:name="Tabla1.D" style:family="table-column">
      <style:table-column-properties style:column-width="2.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padding="0.049cm" fo:border-left="none" fo:border-right="none" fo:border-top="none" fo:border-bottom="0.06pt solid #000000" style:shadow="none">
        <style:tab-stops>
          <style:tab-stop style:position="1.588cm"/>
          <style:tab-stop style:position="16.907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margin-top="0.199cm" fo:margin-bottom="0.199cm" loext:contextual-spacing="false" fo:line-height="100%" fo:text-indent="0cm" style:auto-text-indent="false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1"/>
    </style:style>
    <style:style style:name="P3" style:family="paragraph" style:parent-style-name="Table_20_Contents">
      <style:paragraph-properties fo:text-align="justify" style:justify-single-word="false"/>
      <style:text-properties style:font-name="Bodoni 72 Oldstyle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Bodoni 72 Oldstyle" officeooo:rsid="0022d335" officeooo:paragraph-rsid="0022d335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Bodoni 72 Oldstyle" fo:font-style="italic" style:font-size-asian="10.5pt" style:font-style-asian="italic" style:font-style-complex="italic"/>
    </style:style>
    <style:style style:name="P6" style:family="paragraph" style:parent-style-name="Table_20_Contents" style:list-style-name="L2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style:font-name="Bodoni 72 Oldstyle" fo:font-style="italic" officeooo:rsid="0022a7d7" officeooo:paragraph-rsid="0022a7d7" style:font-size-asian="10.5pt" style:font-style-asian="italic" style:font-style-complex="italic"/>
    </style:style>
    <style:style style:name="P7" style:family="paragraph" style:parent-style-name="Table_20_Contents" style:list-style-name="L2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style:font-name="Bodoni 72 Oldstyle" fo:font-style="italic" officeooo:rsid="0022d335" officeooo:paragraph-rsid="0022d335" style:font-size-asian="10.5pt" style:font-style-asian="italic" style:font-style-complex="italic"/>
    </style:style>
    <style:style style:name="P8" style:family="paragraph" style:parent-style-name="Heading_20_1">
      <style:paragraph-properties fo:padding="0cm" fo:border="none"/>
    </style:style>
    <style:style style:name="P9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1ed0ab" officeooo:paragraph-rsid="001ed0ab"/>
    </style:style>
    <style:style style:name="P10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1f27c0" officeooo:paragraph-rsid="001f27c0"/>
    </style:style>
    <style:style style:name="P11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fo:font-style="normal" fo:font-weight="normal" officeooo:rsid="001f27c0" officeooo:paragraph-rsid="001f27c0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fo:font-style="normal" fo:font-weight="normal" officeooo:rsid="0020c3ce" officeooo:paragraph-rsid="0020c3ce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fo:font-style="normal" fo:font-weight="normal" officeooo:rsid="0022a659" officeooo:paragraph-rsid="0022a659" style:font-style-asian="normal" style:font-weight-asian="normal" style:font-style-complex="normal" style:font-weight-complex="normal"/>
    </style:style>
    <style:style style:name="P14" style:family="paragraph" style:parent-style-name="Text_20_body">
      <loext:graphic-properties draw:fill="none" draw:fill-color="#ffffff" draw:opacity="100%"/>
      <style:paragraph-properties fo:background-color="transparent"/>
      <style:text-properties fo:font-style="normal" fo:font-weight="normal" officeooo:rsid="0022a659" officeooo:paragraph-rsid="0022a659" style:font-style-asian="normal" style:font-weight-asian="normal" style:font-style-complex="normal" style:font-weight-complex="normal"/>
    </style:style>
    <style:style style:name="P15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 fo:padding="0cm" fo:border="none"/>
      <style:text-properties officeooo:rsid="001e3562" officeooo:paragraph-rsid="001e3562"/>
    </style:style>
    <style:style style:name="P16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 fo:padding="0cm" fo:border="none"/>
      <style:text-properties style:font-name="Liberation Sans Narrow" officeooo:rsid="001e3562" officeooo:paragraph-rsid="001e3562"/>
    </style:style>
    <style:style style:name="P17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style:font-name="Liberation Sans Narrow" officeooo:rsid="0046eb73" officeooo:paragraph-rsid="001e3562"/>
    </style:style>
    <style:style style:name="P18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style:font-name="Liberation Sans Narrow" fo:font-weight="normal" officeooo:rsid="0046eb73" officeooo:paragraph-rsid="001e3562" style:font-weight-asian="normal" style:font-weight-complex="normal"/>
    </style:style>
    <style:style style:name="P19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style:font-name="Liberation Sans Narrow" fo:font-weight="normal" officeooo:rsid="00470b3c" officeooo:paragraph-rsid="001e3562" style:font-weight-asian="normal" style:font-weight-complex="normal"/>
    </style:style>
    <style:style style:name="P20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style:font-name="Liberation Sans Narrow" officeooo:rsid="001e3562" officeooo:paragraph-rsid="001e3562"/>
    </style:style>
    <style:style style:name="P21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officeooo:rsid="001e3562" officeooo:paragraph-rsid="001e3562"/>
    </style:style>
    <style:style style:name="P22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</style:style>
    <style:style style:name="T1" style:family="text">
      <style:text-properties fo:font-variant="small-caps" style:font-name="Bodoni 72 Oldstyle1" officeooo:rsid="001c6c9d"/>
    </style:style>
    <style:style style:name="T2" style:family="text">
      <style:text-properties officeooo:rsid="001e35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69858" style:font-weight-asian="bold" style:font-weight-complex="bold"/>
    </style:style>
    <style:style style:name="T5" style:family="text">
      <style:text-properties fo:font-weight="bold" officeooo:rsid="0046eb73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552b14" style:font-style-asian="italic" style:font-style-complex="italic"/>
    </style:style>
    <style:style style:name="T8" style:family="text">
      <style:text-properties fo:font-style="italic" officeooo:rsid="0046eb73" style:font-style-asian="italic" style:font-style-complex="italic"/>
    </style:style>
    <style:style style:name="T9" style:family="text">
      <style:text-properties fo:font-style="italic" officeooo:rsid="0020c3ce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46eb73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f27c0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ans Narrow"/>
    </style:style>
    <style:style style:name="T17" style:family="text">
      <style:text-properties style:font-name="Liberation Sans Narrow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20c3c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áctica 2</text:h>
      <text:p text:style-name="P15">En esta práctica crearemos varios tipos de enlaces. </text:p>
      <text:p text:style-name="P15">Nos centraremos en los enlaces externos:</text:p>
      <text:p text:style-name="P16"><text:span text:style-name="T4">&lt;a href=</text:span>”http://www.ieslaencanta.com”<text:span text:style-name="T4">&gt;Mi primer enlace&lt;/a&gt;</text:span></text:p>
      <text:p text:style-name="P22">Los enlace<text:span text:style-name="T2">s internos:</text:span></text:p>
      <text:p text:style-name="P17"><text:span text:style-name="T4">&lt;a href=</text:span>”<text:span text:style-name="T7">ruta/</text:span><text:span text:style-name="T6">fotos.htm</text:span>”<text:span text:style-name="T4">&gt;</text:span><text:span text:style-name="T3">Enlace a Fotos</text:span><text:span text:style-name="T4">&lt;/a&gt;</text:span></text:p>
      <text:p text:style-name="P21">Los enlaces dentro de la misma página:</text:p>
      <text:p text:style-name="P18"><text:span text:style-name="T4">&lt;a href=</text:span>”#etiqueta”<text:span text:style-name="T4">&gt;</text:span><text:span text:style-name="T3">Escríbeme un correo</text:span><text:span text:style-name="T4">&lt;/a&gt;</text:span></text:p>
      <text:p text:style-name="P19"><text:span text:style-name="T4">&lt;</text:span><text:span text:style-name="T3">h1 id=”etiqueta”&gt;</text:span></text:p>
      <text:p text:style-name="P21">Y los enlaces a correo electrónico:</text:p>
      <text:p text:style-name="P20"><text:span text:style-name="T4">&lt;a href=</text:span><text:span text:style-name="T12">”</text:span><text:span text:style-name="T8">mailto:gruiza@ieslaencanta.com</text:span><text:span text:style-name="T12">”</text:span><text:span text:style-name="T4">&gt;</text:span><text:span text:style-name="T5">Escríbeme un correo</text:span><text:span text:style-name="T4">&lt;/a&gt;</text:span></text:p>
      <text:list xml:id="list5110532232219263424" text:style-name="L1">
        <text:list-item>
          <text:p text:style-name="P9">Crea una nueva página con el nombre <text:span text:style-name="T6">ccss.html</text:span><text:span text:style-name="T13"> (si eres de ciencias o de humanidades le debes cambiar el nombre por el que te corresponda). </text:span></text:p>
          <text:list>
            <text:list-item>
              <text:p text:style-name="P9"><text:span text:style-name="T13">Crea una estructura de html </text:span><text:span text:style-name="T14">5</text:span><text:span text:style-name="T13"> que indique que es un página español, que la codificación de caracteres es UTF-8 y que el título de la página es: </text:span><text:span text:style-name="T10">Ciencias Sociales o Ciencias o Humanidades</text:span><text:span text:style-name="T15"> (según proceda).</text:span></text:p>
            </text:list-item>
            <text:list-item>
              <text:p text:style-name="P10"><text:span text:style-name="T15">En el elemento </text:span><text:span text:style-name="T11">header</text:span><text:span text:style-name="T15"> crea un enlace a la página </text:span><text:span text:style-name="T11">index.html</text:span><text:span text:style-name="T15"> con el texto </text:span><text:span text:style-name="T11">volver</text:span><text:span text:style-name="T15">. <text:s/>Además añadele un encabezado</text:span><text:span text:style-name="T17"> h1</text:span><text:span text:style-name="T15"> con el texto </text:span><text:span text:style-name="T10">Ciencias Sociales Promoción 16/17.</text:span></text:p>
            </text:list-item>
            <text:list-item>
              <text:p text:style-name="P11">Prueba que el enlace funciona perfectamente.</text:p>
            </text:list-item>
          </text:list>
        </text:list-item>
        <text:list-item>
          <text:p text:style-name="P11">Abre la página <text:span text:style-name="T6">index.html</text:span> <text:s/>en el elemento <text:span text:style-name="T6">aside</text:span> al final añadimos un enlace externo a la dirección <text:a xlink:type="simple" xlink:href="http://www.ieslaencanta.com/" text:style-name="Internet_20_link" text:visited-style-name="Visited_20_Internet_20_Link">http://www.ieslaencanta.com</text:a> con el texto <text:a xlink:type="simple" xlink:href="http://www.ieslaencanta.com/" text:style-name="Internet_20_link" text:visited-style-name="Visited_20_Internet_20_Link"><text:span text:style-name="T9">www.ieslaencanta.com</text:span></text:a><text:span text:style-name="T18">. Este enlace debe abrirse en otra pestaña a parte.</text:span></text:p>
        </text:list-item>
        <text:list-item>
          <text:p text:style-name="P12">En el pie de página a continuación separado por un punto, pon un enlace a una cuanta de correo electrónico que te inventes con el texto <text:span text:style-name="T6">escríbeme</text:span>.</text:p>
        </text:list-item>
        <text:list-item>
          <text:p text:style-name="P13">Ahora en cada elemento <text:span text:style-name="T6">article</text:span> vamos a copiar el texto <text:span text:style-name="T6">Lorem ipsum...</text:span> y lo pegamos tres veces en cada uno de ellos (esto lo hacemos para hacer la página más larga). Ahora vamos a enlazar los tres párrafos que tenemos en el elemento <text:span text:style-name="T6">nav </text:span>a cada una de las secciones que le corresponda. Por ejemplo: el texto <text:span text:style-name="T10">Alumnos de Ciencias</text:span> debe enlazar con el encabezado <text:span text:style-name="T16">h2</text:span> cuyo texto es <text:span text:style-name="T10">2º Bachillerato de Ciencias</text:span> y así sucesivamente.</text:p>
        </text:list-item>
      </text:list>
      <text:p text:style-name="P14"/>
      <text:p text:style-name="P14"/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4">Bien (10)</text:p>
          </table:table-cell>
          <table:table-cell table:style-name="Tabla1.A1" office:value-type="string">
            <text:p text:style-name="P4">Casi (5)</text:p>
          </table:table-cell>
          <table:table-cell table:style-name="Tabla1.D1" office:value-type="string">
            <text:p text:style-name="P4">Mal (0)</text:p>
          </table:table-cell>
        </table:table-row>
        <table:table-row>
          <table:table-cell table:style-name="Tabla1.A2" office:value-type="string">
            <text:list xml:id="list2836147678669890917" text:style-name="L2">
              <text:list-item>
                <text:p text:style-name="P6">Ha creado el documento nuevo html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10611530546" text:continue-numbering="true" text:style-name="L2">
              <text:list-item>
                <text:p text:style-name="P6">Ha creado correctamente el head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3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10547165482" text:continue-numbering="true" text:style-name="L2">
              <text:list-item>
                <text:p text:style-name="P6">Ha creado correctamente la estructura html 5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4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09301535522" text:continue-numbering="true" text:style-name="L2">
              <text:list-item>
                <text:p text:style-name="P6">Ha creado header de con todo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5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09791390195" text:continue-numbering="true" text:style-name="L2">
              <text:list-item>
                <text:p text:style-name="P7">Ha creado bien el enlace interno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6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10398583135" text:continue-numbering="true" text:style-name="L2">
              <text:list-item>
                <text:p text:style-name="P7">Ha creado bien el enlace externo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7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10065331078" text:continue-numbering="true" text:style-name="L2">
              <text:list-item>
                <text:p text:style-name="P7">Se abre en una pestaña nueva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9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10026075567" text:continue-numbering="true" text:style-name="L2">
              <text:list-item>
                <text:p text:style-name="P7">Ha creado bien el enlace de email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9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09564980658" text:continue-numbering="true" text:style-name="L2">
              <text:list-item>
                <text:p text:style-name="P7">Ha creado bien los enlaces a la página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10" office:value-type="string">
            <text:p text:style-name="P3"/>
          </table:table-cell>
        </table:table-row>
        <table:table-row>
          <table:table-cell table:style-name="Tabla1.A2" office:value-type="string">
            <text:list xml:id="list204008762752791" text:continue-numbering="true" text:style-name="L2">
              <text:list-item>
                <text:p text:style-name="P7">Están todos los enlaces en el sitio correcto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11" office:value-type="string">
            <text:p text:style-name="P3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72 Oldstyle1" svg:font-family="'Bodoni 72 Oldstyle'" style:font-pitch="variable"/>
    <style:font-face style:name="Bodoni 72 Oldstyle" svg:font-family="'Bodoni 72 Oldstyle'" style:font-adornments="Book" style:font-pitch="variable"/>
    <style:font-face style:name="Bodoni 72 Smallcaps" svg:font-family="'Bodoni 72 Smallcaps'" style:font-adornments="Negrit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25cm" fo:margin-bottom="0.25cm" loext:contextual-spacing="false" fo:line-height="120%" fo:text-align="justify" style:justify-single-word="false" fo:text-indent="1.199cm" style:auto-text-indent="false" style:page-number="auto"/>
      <style:text-properties style:font-name="Bodoni 72 Oldstyle" fo:font-family="'Bodoni 72 Oldstyle'" style:font-style-name="Book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-image-width="0cm" draw:fill-image-height="0cm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padding="0.049cm" fo:border-left="none" fo:border-right="none" fo:border-top="none" fo:border-bottom="0.06pt solid #0000ff" style:shadow="none">
        <style:tab-stops/>
      </style:paragraph-properties>
      <style:text-properties fo:color="#0066ff" style:font-name="Bodoni 72 Smallcaps" fo:font-family="'Bodoni 72 Smallcaps'" style:font-style-name="Negrita" style:font-pitch="variable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/>
      <style:text-properties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95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padding="0.049cm" fo:border-left="none" fo:border-right="none" fo:border-top="none" fo:border-bottom="0.06pt solid #000000" style:shadow="none">
        <style:tab-stops>
          <style:tab-stop style:position="1.588cm"/>
          <style:tab-stop style:position="16.907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margin-top="0.199cm" fo:margin-bottom="0.199cm" loext:contextual-spacing="false" fo:line-height="100%" fo:text-indent="0cm" style:auto-text-indent="false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1"/>
    </style:style>
    <style:style style:name="MT1" style:family="text">
      <style:text-properties fo:font-variant="small-caps" style:font-name="Bodoni 72 Oldstyle1" officeooo:rsid="001c6c9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6cm" svg:y="0.189cm" svg:width="1.45cm" svg:height="0.49cm" draw:z-index="1"><draw:image xlink:href="Pictures/10000000000000760000002947AFB4E0F5E5E60B.png" xlink:type="simple" xlink:show="embed" xlink:actuate="onLoad"/></draw:frame><text:tab/><text:span text:style-name="MT1">Gonzalo Ruiz Arenas<text:tab/>Tema:</text:span></text:p>
      </style:header>
      <style:footer>
        <text:p text:style-name="MP2">Ies La Encantá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9:04:56.902305000</meta:creation-date>
    <dc:title>ies</dc:title>
    <meta:editing-duration>PT29M51S</meta:editing-duration>
    <meta:editing-cycles>4</meta:editing-cycles>
    <meta:generator>LibreOffice/5.1.6.2$MacOSX_X86_64 LibreOffice_project/07ac168c60a517dba0f0d7bc7540f5afa45f0909</meta:generator>
    <dc:date>2017-01-30T20:40:08.366401000</dc:date>
    <meta:document-statistic meta:table-count="1" meta:image-count="1" meta:object-count="0" meta:page-count="2" meta:paragraph-count="33" meta:word-count="374" meta:character-count="2192" meta:non-whitespace-character-count="1863"/>
    <meta:template xlink:type="simple" xlink:actuate="onRequest" xlink:title="ies" xlink:href="../../../../../../../Library/Application%20Support/LibreOffice/4/user/template/ies1.ott" meta:date="2017-01-30T19:04:56.165111000"/>
  </office:meta>
</office:document-meta>
</file>